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 table:number-rows-repeated="3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 table:number-rows-repeated="2">
          <table:table-cell table:style-name="ce13"/>
          <table:table-cell table:style-name="ce10"/>
          <table:table-cell table:number-columns-repeated="1022"/>
        </table:table-row>
        <table:table-row table:style-name="ro1" table:number-rows-repeated="1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14])" office:value-type="float" office:value="1311.61" calcext:value-type="float">
            <text:p>1311.6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8:.C128])" office:value-type="float" office:value="-514.77" calcext:value-type="float">
            <text:p>-514.7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30])" office:value-type="float" office:value="796.84" calcext:value-type="float">
            <text:p>796.84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00-00-00</text:date>, <text:time style:data-style-name="N2" text:time-value="14:20:44.515178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4T14:21:39.942572985</dc:date>
    <meta:editing-duration>P3DT17H27M48S</meta:editing-duration>
    <meta:editing-cycles>474</meta:editing-cycles>
    <meta:generator>LibreOffice/6.4.7.2$Linux_X86_64 LibreOffice_project/40$Build-2</meta:generator>
    <meta:document-statistic meta:table-count="8" meta:cell-count="1745" meta:object-count="0"/>
  </office:meta>
</office:document-meta>
</file>